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 Code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24pt" style:font-size-asian="18pt" style:font-size-complex="18pt"/>
    </style:style>
    <style:style style:name="P2" style:family="paragraph" style:parent-style-name="Heading_20_3">
      <style:text-properties fo:font-size="18pt" style:font-size-asian="14pt" style:font-size-complex="14pt"/>
    </style:style>
    <style:style style:name="P3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Heading_20_3">
      <style:paragraph-properties fo:text-align="center" style:justify-single-word="false"/>
      <style:text-properties fo:font-size="24pt" officeooo:rsid="0012648a" officeooo:paragraph-rsid="0012648a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6pt" fo:font-weight="bold" officeooo:rsid="0012648a" officeooo:paragraph-rsid="0012648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fo:font-weight="normal" officeooo:rsid="0012648a" officeooo:paragraph-rsid="0012648a" style:font-size-asian="14pt" style:font-weight-asian="normal" style:font-size-complex="14pt" style:font-weight-complex="normal"/>
    </style:style>
    <style:style style:name="P8" style:family="paragraph" style:parent-style-name="Heading_20_1">
      <style:text-properties officeooo:rsid="0012fa66" officeooo:paragraph-rsid="0012fa66"/>
    </style:style>
    <style:style style:name="P9" style:family="paragraph" style:parent-style-name="Standard">
      <style:text-properties fo:color="#f8f8f2" loext:opacity="100%" style:font-name="Fira Code" fo:font-size="10.5pt" fo:font-weight="normal" officeooo:paragraph-rsid="0012fa66" fo:background-color="#272822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Fira Code" fo:font-size="10.5pt" fo:font-weight="normal" fo:background-color="#272822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Text_20_body">
      <style:text-properties officeooo:paragraph-rsid="0012fa66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color="#f92672" loext:opacity="100%"/>
    </style:style>
    <style:style style:name="T5" style:family="text">
      <style:text-properties fo:color="#ae81ff" loext:opacity="100%"/>
    </style:style>
    <style:style style:name="T6" style:family="text">
      <style:text-properties fo:color="#a6e22e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niversidade de Brasília – Campus FCTE</text:h>
      <text:p text:style-name="Standard"/>
      <text:p text:style-name="Standard"/>
      <text:h text:style-name="P2" text:outline-level="3"><text:span text:style-name="T1">Disciplina</text:span>: <text:span text:style-name="T2">Métodos Numericos para Engenharia</text:span></text:h>
      <text:h text:style-name="P2" text:outline-level="3"><text:span text:style-name="T3">Professor:</text:span> <text:span text:style-name="T2">Manuel Nascimento Dias Barcelos Júnior</text:span></text:h>
      <text:p text:style-name="P3"/>
      <text:p text:style-name="P3"/>
      <text:p text:style-name="P3"/>
      <text:p text:style-name="P3"/>
      <text:p text:style-name="P3"/>
      <text:h text:style-name="P4" text:outline-level="3">Trabalho 1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Grupo:</text:p>
      <text:p text:style-name="P7">Aluno 1: Caio Flávio de Lima Martins Júnior, Matrícula: 231011168</text:p>
      <text:p text:style-name="P7">Aluno 2: Daniel da Silva Batista, Matrícula: 231011201</text:p>
      <text:p text:style-name="P7">Aluno 3: Átila Sobral de Oliveira, Matrícula: 232014398</text:p>
      <text:p text:style-name="P7">Aluno 4: Arthur Luiz Silva Guedes, Matriícula: 231028675<text:tab/></text:p>
      <text:p text:style-name="P7"/>
      <text:p text:style-name="P7"/>
      <text:p text:style-name="P6">Data de entrega:<text:span text:style-name="T2"> 09/09/2025</text:span></text:p>
      <text:p text:style-name="P7"/>
      <text:p text:style-name="P7"/>
      <text:p text:style-name="P7"/>
      <text:h text:style-name="P8" text:outline-level="1"><text:soft-page-break/>Exercício 1:</text:h>
      <text:p text:style-name="P9">a <text:span text:style-name="T4">=</text:span> <text:span text:style-name="T5">14.75</text:span></text:p>
      <text:p text:style-name="P10">b <text:span text:style-name="T4">=</text:span> <text:span text:style-name="T4">-</text:span><text:span text:style-name="T5">5.92</text:span></text:p>
      <text:p text:style-name="P10">c <text:span text:style-name="T4">=</text:span> <text:span text:style-name="T5">61.4</text:span></text:p>
      <text:p text:style-name="P10">d <text:span text:style-name="T4">=</text:span> <text:span text:style-name="T5">0.6</text:span><text:span text:style-name="T4">*</text:span>(a<text:span text:style-name="T4">*</text:span>b<text:span text:style-name="T4">-</text:span>c)</text:p>
      <text:p text:style-name="P11"/>
      <text:p text:style-name="P10">a_asr <text:span text:style-name="T4">=</text:span> a <text:span text:style-name="T4">+</text:span> ((a <text:span text:style-name="T4">*</text:span> b) <text:span text:style-name="T4">/</text:span> c) <text:span text:style-name="T4">*</text:span> ((a <text:span text:style-name="T4">+</text:span> d)<text:span text:style-name="T4">**</text:span><text:span text:style-name="T5">2</text:span> <text:span text:style-name="T4">/</text:span> <text:span text:style-name="T6">np</text:span>.sqrt(<text:span text:style-name="T6">np</text:span>.abs(a <text:span text:style-name="T4">*</text:span> b)))</text:p>
      <text:p text:style-name="P11"/>
      <text:p text:style-name="P10">b_asr <text:span text:style-name="T4">=</text:span> (d <text:span text:style-name="T4">*</text:span> <text:span text:style-name="T6">np</text:span>.exp(d<text:span text:style-name="T4">/</text:span><text:span text:style-name="T5">2</text:span>)) <text:span text:style-name="T4">+</text:span> ((a <text:span text:style-name="T4">*</text:span> d <text:span text:style-name="T4">+</text:span> c <text:span text:style-name="T4">*</text:span> d) <text:span text:style-name="T4">/</text:span> ((<text:span text:style-name="T5">25</text:span> <text:span text:style-name="T4">/</text:span> a) <text:span text:style-name="T4">+</text:span> (<text:span text:style-name="T5">35</text:span> <text:span text:style-name="T4">/</text:span> b))) <text:span text:style-name="T4">/</text:span> (a <text:span text:style-name="T4">+</text:span> b <text:span text:style-name="T4">+</text:span> c <text:span text:style-name="T4">+</text:span> d)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 Code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3:10:17.059283494</meta:creation-date>
    <dc:date>2025-09-09T13:24:20.967495598</dc:date>
    <meta:editing-duration>PT14M5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2" meta:paragraph-count="17" meta:word-count="117" meta:character-count="611" meta:non-whitespace-character-count="509"/>
  </office:meta>
</office:document-meta>
</file>